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3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list xml:id="list1250363934681013746" text:style-name="WWNum1">
        <text:list-item>
          <text:p text:style-name="P3">Contexte et présentation du projet</text:p>
        </text:list-item>
      </text:list>
      <text:p text:style-name="Standard">Notre projet de Peip 2 a pour but la création d’un tank fonctionnel avec Arduino.</text:p>
      <text:p text:style-name="Standard">Sa création sera répartie sur 8 séances de 3h en Arduino.</text:p>
      <text:p text:style-name="Standard"/>
      <text:list xml:id="list39560181" text:continue-numbering="true" text:style-name="WWNum1">
        <text:list-item>
          <text:p text:style-name="P3">Besoins et contraintes</text:p>
        </text:list-item>
      </text:list>
      <text:p text:style-name="Standard">Notre projet devra respecter certaines contraintes et combler plusieurs besoins afin de représenter le plus fidèlement possible un tank de l’armée.</text:p>
      <text:p text:style-name="Standard">Premièrement les besoins à combler :</text:p>
      <text:list xml:id="list8999377502858690345" text:style-name="WWNum2">
        <text:list-item>
          <text:p text:style-name="P4">Avancer/reculer</text:p>
        </text:list-item>
        <text:list-item>
          <text:p text:style-name="P4">Tourner à droite/à gauche</text:p>
        </text:list-item>
        <text:list-item>
          <text:p text:style-name="P4">Tourelle pivotante de haut en bas et de gauche à droite</text:p>
        </text:list-item>
        <text:list-item>
          <text:p text:style-name="P4">Tir de billes à l’aide du canon</text:p>
        </text:list-item>
        <text:list-item>
          <text:p text:style-name="P4">Recharge automatique des billes dans le canon</text:p>
        </text:list-item>
        <text:list-item>
          <text:p text:style-name="P4">Détecteur d’obstacles, de proximité</text:p>
        </text:list-item>
      </text:list>
      <text:p text:style-name="Standard"/>
      <text:p text:style-name="Standard">Le tout sera commandé par Bluetooth à l’aide de l’application vue en cours</text:p>
      <text:p text:style-name="Standard">Deuxièmement, les contraintes à respecter :</text:p>
      <text:list xml:id="list7922938048717832685" text:style-name="WWNum3">
        <text:list-item>
          <text:p text:style-name="P5">Forme de tank avec chenilles</text:p>
        </text:list-item>
        <text:list-item>
          <text:p text:style-name="P5">Taille d’un tank miniature (ni trop petit, ni trop grand)</text:p>
        </text:list-item>
        <text:list-item>
          <text:p text:style-name="P5">Poids assez léger pour permettre aux moteurs de se déplacer assez vite sans les abimer</text:p>
        </text:list-item>
        <text:list-item>
          <text:p text:style-name="P5">Alimentation par piles</text:p>
        </text:list-item>
        <text:list-item>
          <text:p text:style-name="P5">Commande par Bluetooth</text:p>
        </text:list-item>
      </text:list>
      <text:p text:style-name="Standard"/>
      <text:list xml:id="list39547711" text:continue-list="list39560181" text:style-name="WWNum1">
        <text:list-item>
          <text:p text:style-name="P3">Résultat attendu</text:p>
        </text:list-item>
      </text:list>
      <text:p text:style-name="Standard">À la fin de notre projet, nous devons obtenir un tank miniature capable de se déplacer dans toutes les directions, de tirer des billes avec une tourelle pivotante dans tous les sens.</text:p>
      <text:p text:style-name="Standard">Le tout commandé par Bluetooth à l’aide de l’application sur Android vue en cours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es Illiano</meta:initial-creator>
    <dc:creator>Jules Illiano</dc:creator>
    <meta:editing-cycles>1</meta:editing-cycles>
    <meta:creation-date>2022-12-12T17:53:00</meta:creation-date>
    <dc:date>2022-12-12T18:24:00</dc:date>
    <meta:editing-duration>PT31S</meta:editing-duration>
    <meta:generator>OpenOffice/4.1.8$Win32 OpenOffice.org_project/418m3$Build-9803</meta:generator>
    <meta:document-statistic meta:table-count="0" meta:image-count="0" meta:object-count="0" meta:page-count="1" meta:paragraph-count="24" meta:word-count="215" meta:character-count="12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